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21</text:p>
          </table:table-cell>
          <table:table-cell office:value-type="string" calcext:value-type="string">
            <text:p>Test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First Scenario" table:style-name="ta2">
        <table:scenario table:border-color="#c0c0c0" table:copy-styles="false" table:protected="true" table:is-active="false" table:scenario-ranges="'First Scenario'.B10:'First Scenario'.C11" table:comment="1st scenario."/>
        <table:table-column table:style-name="co1" table:number-columns-repeated="16384" table:default-cell-style-name="ce1"/>
        <table:table-row table:style-name="ro1" table:number-rows-repeated="9">
          <table:table-cell table:number-columns-repeated="163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est13</text:p>
          </table:table-cell>
          <table:table-cell office:value-type="string" calcext:value-type="string">
            <text:p>Test14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cond Scenario" table:style-name="ta2">
        <table:scenario table:border-color="#c0c0c0" table:copy-styles="false" table:protected="true" table:is-active="true" table:scenario-ranges="'Second Scenario'.B10:'Second Scenario'.C11" table:comment="Visible scenario."/>
        <table:table-column table:style-name="co1" table:number-columns-repeated="16384" table:default-cell-style-name="ce1"/>
        <table:table-row table:style-name="ro1" table:number-rows-repeated="9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est21</text:p>
          </table:table-cell>
          <table:table-cell office:value-type="string" calcext:value-type="string">
            <text:p>Test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hird Scenario" table:style-name="ta2">
        <table:scenario table:border-color="#c0c0c0" table:copy-styles="false" table:protected="true" table:is-active="false" table:scenario-ranges="'Third Scenario'.B10:'Third Scenario'.C11" table:comment="Last scenario."/>
        <table:table-column table:style-name="co1" table:number-columns-repeated="16384" table:default-cell-style-name="ce1"/>
        <table:table-row table:style-name="ro1" table:number-rows-repeated="9">
          <table:table-cell table:number-columns-repeated="1638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est33</text:p>
          </table:table-cell>
          <table:table-cell office:value-type="string" calcext:value-type="string">
            <text:p>Test34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22:57:17.141000000</meta:creation-date>
    <dc:date>2023-08-27T22:57:17.395000000</dc:date>
    <meta:editing-duration>P0D</meta:editing-duration>
    <meta:editing-cycles>1</meta:editing-cycles>
    <meta:document-statistic meta:table-count="4" meta:cell-count="16" meta:object-count="0"/>
    <meta:generator>LibreOffice/7.6.0.3$Windows_X86_64 LibreOffice_project/69edd8b8ebc41d00b4de3915dc82f8f0fc3b6265</meta:generator>
  </office:meta>
</office:document-meta>
</file>